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dfe" officeooo:paragraph-rsid="000a6dfe"/>
    </style:style>
    <style:style style:name="P2" style:family="paragraph" style:parent-style-name="Standard">
      <style:paragraph-properties fo:text-align="start" style:justify-single-word="false"/>
      <style:text-properties officeooo:rsid="000a6dfe" officeooo:paragraph-rsid="000a6dfe"/>
    </style:style>
    <style:style style:name="P3" style:family="paragraph" style:parent-style-name="Standard">
      <style:paragraph-properties fo:text-align="center" style:justify-single-word="false"/>
      <style:text-properties fo:font-size="16pt" officeooo:rsid="000a6dfe" officeooo:paragraph-rsid="000a6dfe" style:font-size-asian="16pt" style:font-size-complex="16pt"/>
    </style:style>
    <style:style style:name="T1" style:family="text">
      <style:text-properties officeooo:rsid="000bd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ozás Technológia </text:p>
      <text:p text:style-name="P3">1. előadás</text:p>
      <text:p text:style-name="P1"/>
      <text:p text:style-name="P1"/>
      <text:p text:style-name="P2">1. feladat:</text:p>
      <text:p text:style-name="P2">Készítsünk egy alkalmazottak tárolására használható osztályt. Az alkalmazottak rendelkeznek kereszt, és vezetéknévvel és fizetéssel. A szükséges lekérdező műveleteken kívűl, legyen még elhetőség az alkalmazott fizetésének növelésével.</text:p>
      <text:p text:style-name="P2"/>
      <text:p text:style-name="P2">2. feladat:</text:p>
      <text:p text:style-name="P2">Hozzunk létre egy téglalapok tárolására használható osztályt. A télalap leírásához szükséges a bal <text:span text:style-name="T1">alsó</text:span> sarkának, hosszának és szélleségének a megadása. Lehessen lekérdezni a kerületét és területét.</text:p>
      <text:p text:style-name="P2"/>
      <text:p text:style-name="P2">3. feladat:</text:p>
      <text:p text:style-name="P2">Egy raktárban több azonos méretű dobozt tárolnak. Minden doboz rendelkezik egy-egy egyedi azonosítóval. Minden raktárba csak véges számú doboz fér, legyen lehetőség a dobozokat elhelyezni illetve elvinni a raktárbó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7:52.508646448</meta:creation-date>
    <dc:date>2015-09-10T11:07:37.808656012</dc:date>
    <meta:editing-duration>PT1H29M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91" meta:character-count="715" meta:non-whitespace-character-count="631"/>
  </office:meta>
</office:document-meta>
</file>